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6887357407412490522"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3860821140231114178"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7205196411735126551"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7654195579738643727"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74886479342566298"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8272851354598811056"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3570700350460636467"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6833112766278526060"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4527509" text:continue-list="list3570700350460636467"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500392032953965580"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43523"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25584"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4545290"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4534881"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31771"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6067801509714055494"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550738669523383736"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59924087168428328"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54557"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435331302697948622"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69138738243473876"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100668505323696416" text:style-name="L15">
        <text:list-item>
          <text:list>
            <text:list-header>
              <text:p text:style-name="P185">1.5 miles averaging about 9:40/mile and rest 1 min</text:p>
            </text:list-header>
          </text:list>
        </text:list-item>
      </text:list>
      <text:p text:style-name="P24">1 mile in 8:26 and rest 2 min</text:p>
      <text:list xml:id="list5594913706607182288"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027978337692277020"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34850"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753684522343597950"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15498374034609057"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5030443148740155128"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4526864" text:continue-list="list8315498374034609057" text:style-name="L19">
        <text:list-item>
          <text:list>
            <text:list-header>
              <text:p text:style-name="P189">(Pace*HR)=1240</text:p>
            </text:list-header>
          </text:list>
        </text:list-item>
      </text:list>
      <text:list xml:id="list34534069" text:continue-list="list7753684522343597950" text:style-name="L18">
        <text:list-item>
          <text:list>
            <text:list-header>
              <text:p text:style-name="P188">2 miles at 10:46/mile Ave HR= 121 bpm and rest a few minutes</text:p>
            </text:list-header>
          </text:list>
        </text:list-item>
      </text:list>
      <text:list xml:id="list34545561" text:continue-list="list34526864"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4545195"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237618848946546569"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75292674688962726"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38047524615014385"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917403702517131423"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97634933187639866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78109374267914414"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4551617"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37685"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295467929383970131"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59619550846707621"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445988852743877070"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361192959575675207"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529937094931213908"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622399062033257592" text:style-name="L32">
        <text:list-item>
          <text:list>
            <text:list-header>
              <text:p text:style-name="P199">0.25 miles in 2:54</text:p>
              <text:p text:style-name="P199">1 mile in 9:21 going faster as I ran and ending at around 8:30 pace</text:p>
            </text:list-header>
          </text:list>
        </text:list-item>
      </text:list>
      <text:list xml:id="list4068297081937558959"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552891110190711880"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113164509994273"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948890971818287315"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33607117157929719"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31753384391484852"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69124167849588055"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24"><text:span text:style-name="T2"/></text:p>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24"><text:span text:style-name="T2"/></text:p>
      <text:p text:style-name="P24"><text:span text:style-name="T2">During the past week: 18.5 miles running </text:span>and 11.97 miles walking</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82282623152084946"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0T14:28:36.41</dc:date>
    <dc:creator>James Lombardi</dc:creator>
    <meta:editing-duration>P33DT20H25M34S</meta:editing-duration>
    <meta:editing-cycles>2378</meta:editing-cycles>
    <meta:generator>OpenOffice/4.1.2$Win32 OpenOffice.org_project/412m3$Build-9782</meta:generator>
    <meta:document-statistic meta:table-count="0" meta:image-count="9" meta:object-count="0" meta:page-count="233" meta:paragraph-count="6876" meta:word-count="73615" meta:character-count="376476"/>
  </office:meta>
</office:document-meta>
</file>